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style:font-name="Ubuntu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style:font-name="Ubuntu" fo:font-size="9pt" style:font-size-asian="9pt" style:font-size-complex="9pt"/>
    </style:style>
    <style:style style:name="ce4" style:family="table-cell" style:parent-style-name="Default" style:data-style-name="N11">
      <style:text-properties style:font-name="Ubuntu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430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IBM ThinkPad</text:p>
            <text:p>T42</text:p>
          </table:table-cell>
          <table:table-cell office:value-type="string" calcext:value-type="string">
            <text:p>Lenovo ThinkPad</text:p>
            <text:p>R60e</text:p>
          </table:table-cell>
          <table:table-cell office:value-type="string" calcext:value-type="string">
            <text:p>Lenovo ThinkPad</text:p>
            <text:p>T430</text:p>
          </table:table-cell>
          <table:table-cell office:value-type="string" calcext:value-type="string">
            <text:p>J208 Custom 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office:value-type="float" office:value="2012" calcext:value-type="float">
            <text:p>2012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Pentium M</text:p>
            <text:p>1C/1T, 1.7GHz</text:p>
          </table:table-cell>
          <table:table-cell office:value-type="string" calcext:value-type="string">
            <text:p>Intel Core 2 Duo T7400</text:p>
            <text:p>2C/2T, 2.16GHz</text:p>
          </table:table-cell>
          <table:table-cell office:value-type="string" calcext:value-type="string">
            <text:p>Intel Core i5-3320M</text:p>
            <text:p>2C/4T, 2.3GHz</text:p>
          </table:table-cell>
          <table:table-cell office:value-type="string" calcext:value-type="string">
            <text:p>Intel Core i7-7770K</text:p>
            <text:p>4C/8T, 4.2GH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</text:p>
          </table:table-cell>
          <table:table-cell office:value-type="string" calcext:value-type="string">
            <text:p>Lubuntu 14.04.6 LTS</text:p>
          </table:table-cell>
          <table:table-cell office:value-type="string" calcext:value-type="string">
            <text:p>LXLE 16.04.5 LTS</text:p>
          </table:table-cell>
          <table:table-cell office:value-type="string" calcext:value-type="string">
            <text:p>Ubuntu 18.04.1 LTS</text:p>
          </table:table-cell>
          <table:table-cell office:value-type="string" calcext:value-type="string">
            <text:p>Windows 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1x1</text:p>
          </table:table-cell>
          <table:table-cell table:number-columns-repeated="2"/>
          <table:table-cell office:value-type="float" office:value="0.0139725" calcext:value-type="float">
            <text:p>0.01397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ential 3x3</text:p>
          </table:table-cell>
          <table:table-cell table:number-columns-repeated="2"/>
          <table:table-cell office:value-type="float" office:value="0.0985102" calcext:value-type="float">
            <text:p>0.09851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ential 9x9</text:p>
          </table:table-cell>
          <table:table-cell table:number-columns-repeated="2"/>
          <table:table-cell office:value-type="float" office:value="0.849434" calcext:value-type="float">
            <text:p>0.8494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ential 27x27</text:p>
          </table:table-cell>
          <table:table-cell table:number-columns-repeated="2"/>
          <table:table-cell office:value-type="float" office:value="7.62053" calcext:value-type="float">
            <text:p>7.6205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ential 81x81</text:p>
          </table:table-cell>
          <table:table-cell table:number-columns-repeated="2"/>
          <table:table-cell office:value-type="float" office:value="65.7332" calcext:value-type="float">
            <text:p>65.73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auto) 1x1</text:p>
          </table:table-cell>
          <table:table-cell table:number-columns-repeated="2"/>
          <table:table-cell office:value-type="float" office:value="0.00479106" calcext:value-type="float">
            <text:p>0.004791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auto) 3x3</text:p>
          </table:table-cell>
          <table:table-cell table:number-columns-repeated="2"/>
          <table:table-cell office:value-type="float" office:value="0.0563976" calcext:value-type="float">
            <text:p>0.05639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auto) 9x9</text:p>
          </table:table-cell>
          <table:table-cell table:number-columns-repeated="2"/>
          <table:table-cell office:value-type="float" office:value="0.485474" calcext:value-type="float">
            <text:p>0.4854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auto) 27x27</text:p>
          </table:table-cell>
          <table:table-cell table:number-columns-repeated="2"/>
          <table:table-cell office:value-type="float" office:value="4.30351" calcext:value-type="float">
            <text:p>4.303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auto) 81x81</text:p>
          </table:table-cell>
          <table:table-cell table:number-columns-repeated="2"/>
          <table:table-cell office:value-type="float" office:value="37.3871" calcext:value-type="float">
            <text:p>37.387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56) 1x1</text:p>
          </table:table-cell>
          <table:table-cell table:number-columns-repeated="2"/>
          <table:table-cell office:value-type="float" office:value="0.00516996" calcext:value-type="float">
            <text:p>0.005169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56) 3x3</text:p>
          </table:table-cell>
          <table:table-cell table:number-columns-repeated="2"/>
          <table:table-cell office:value-type="float" office:value="0.058854" calcext:value-type="float">
            <text:p>0.0588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56) 9x9</text:p>
          </table:table-cell>
          <table:table-cell table:number-columns-repeated="2"/>
          <table:table-cell office:value-type="float" office:value="0.500814" calcext:value-type="float">
            <text:p>0.5008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56) 27x27</text:p>
          </table:table-cell>
          <table:table-cell table:number-columns-repeated="2"/>
          <table:table-cell office:value-type="float" office:value="4.37268" calcext:value-type="float">
            <text:p>4.372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56) 81x81</text:p>
          </table:table-cell>
          <table:table-cell table:number-columns-repeated="2"/>
          <table:table-cell office:value-type="float" office:value="37.6137" calcext:value-type="float">
            <text:p>37.61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048) 1x1</text:p>
          </table:table-cell>
          <table:table-cell table:number-columns-repeated="2"/>
          <table:table-cell office:value-type="float" office:value="0.0090459" calcext:value-type="float">
            <text:p>0.00904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048) 3x3</text:p>
          </table:table-cell>
          <table:table-cell table:number-columns-repeated="2"/>
          <table:table-cell office:value-type="float" office:value="0.114507" calcext:value-type="float">
            <text:p>0.11450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048) 9x9</text:p>
          </table:table-cell>
          <table:table-cell table:number-columns-repeated="2"/>
          <table:table-cell office:value-type="float" office:value="0.972408" calcext:value-type="float">
            <text:p>0.9724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048) 27x27</text:p>
          </table:table-cell>
          <table:table-cell table:number-columns-repeated="2"/>
          <table:table-cell office:value-type="float" office:value="8.77679" calcext:value-type="float">
            <text:p>8.7767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048) 81x81</text:p>
          </table:table-cell>
          <table:table-cell table:number-columns-repeated="2"/>
          <table:table-cell office:value-type="float" office:value="75.8929" calcext:value-type="float">
            <text:p>75.892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ential Avg.</text:p>
          </table:table-cell>
          <table:table-cell table:number-columns-repeated="2"/>
          <table:table-cell table:formula="of:=SUM([.D5:.D9])/5" office:value-type="float" office:value="14.86312934" calcext:value-type="float">
            <text:p>14.863129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auto) Avg.</text:p>
          </table:table-cell>
          <table:table-cell table:number-columns-repeated="2"/>
          <table:table-cell table:formula="of:=SUM([.D10:.D14])/5" office:value-type="float" office:value="8.447454532" calcext:value-type="float">
            <text:p>8.4474545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56) Avg.</text:p>
          </table:table-cell>
          <table:table-cell table:number-columns-repeated="2"/>
          <table:table-cell table:formula="of:=SUM([.D15:.D19])/5" office:value-type="float" office:value="8.510243592" calcext:value-type="float">
            <text:p>8.5102435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048) Avg.</text:p>
          </table:table-cell>
          <table:table-cell table:number-columns-repeated="2"/>
          <table:table-cell table:formula="of:=SUM([.D20:.D24])/5" office:value-type="float" office:value="17.15313018" calcext:value-type="float">
            <text:p>17.153130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 vs Parallel (auto)</text:p>
          </table:table-cell>
          <table:table-cell table:number-columns-repeated="2"/>
          <table:table-cell table:style-name="ce4" table:formula="of:=[.D25]/[.D26]" office:value-type="percentage" office:value="1.7594802414972" calcext:value-type="percentage">
            <text:p>175.95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 vs Parallel (256)</text:p>
          </table:table-cell>
          <table:table-cell table:number-columns-repeated="2"/>
          <table:table-cell table:style-name="ce4" table:formula="of:=[.D25]/[.D27]" office:value-type="percentage" office:value="1.74649869646175" calcext:value-type="percentage">
            <text:p>174.65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 vs Parallel (2048)</text:p>
          </table:table-cell>
          <table:table-cell table:number-columns-repeated="2"/>
          <table:table-cell table:style-name="ce4" table:formula="of:=-[.D25]/[.D28]" office:value-type="percentage" office:value="-0.866496620968337" calcext:value-type="percentage">
            <text:p>-86.65%</text:p>
          </table:table-cell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6:38:39.766774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11:21.267670154</meta:creation-date>
    <meta:generator>LibreOffice/6.0.7.3$Linux_X86_64 LibreOffice_project/00m0$Build-3</meta:generator>
    <dc:date>2019-04-25T16:40:32.514111572</dc:date>
    <meta:editing-duration>PT1H35M7S</meta:editing-duration>
    <meta:editing-cycles>9</meta:editing-cycles>
    <meta:document-statistic meta:table-count="1" meta:cell-count="74" meta:object-count="0"/>
  </office:meta>
</office:document-meta>
</file>